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93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10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93"/>
        <table:table-column table:style-name="co6" table:default-cell-style-name="ce30"/>
        <table:table-column table:style-name="co5" table:default-cell-style-name="ce110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1" office:value-type="string" calcext:value-type="string" table:number-columns-spanned="1" table:number-rows-spanned="5">
            <text:p>Requirement </text:p>
          </table:table-cell>
          <table:table-cell table:style-name="ce4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1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8"/>
        </table:table-row>
        <table:table-row table:style-name="ro1">
          <table:covered-table-cell table:style-name="ce1"/>
          <table:covered-table-cell table:number-columns-repeated="2" table:style-name="ce41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Suppli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41"/>
          <table:covered-table-cell table:style-name="ce61"/>
          <table:covered-table-cell table:style-name="ce70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Notes</text:p>
          </table:table-cell>
          <table:table-cell table:style-name="ce98" office:value-type="string" calcext:value-type="string">
            <text:p>Status</text:p>
          </table:table-cell>
          <table:table-cell table:style-name="ce98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1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8"/>
        </table:table-row>
        <table:table-row table:style-name="ro1">
          <table:table-cell table:style-name="ce3" office:value-type="string" calcext:value-type="string">
            <text:p>CSRM-AK-03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a couple glacier references were missed when revising the CS to Kodiak from Glacier Bay. Notwithstanding those, the map is compliant with the rest of the section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4.B</text:p>
          </table:table-cell>
          <table:table-cell table:style-name="ce15" office:value-type="string" calcext:value-type="string">
            <text:p>Elevation – Valley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Elevation rises to 2 in scattered areas. Completely flat large areas not representative of Kodiak Island IRL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4.C</text:p>
          </table:table-cell>
          <table:table-cell table:style-name="ce15" office:value-type="string" calcext:value-type="string">
            <text:p>Elevation – Mountai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A</text:p>
          </table:table-cell>
          <table:table-cell table:style-name="ce15" office:value-type="string" calcext:value-type="string">
            <text:p>Terrain – Wate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lakes, no shallows anywhere. Ocean mix of water, med water, deep water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B</text:p>
          </table:table-cell>
          <table:table-cell table:style-name="ce15" office:value-type="string" calcext:value-type="string">
            <text:p>Terrain – Valley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C</text:p>
          </table:table-cell>
          <table:table-cell table:style-name="ce15" office:value-type="string" calcext:value-type="string">
            <text:p>Terrain – Mountai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fter placing mountain objects and looking at IRL Kodiak mountains, only the summits of those should be snow except in winter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D</text:p>
          </table:table-cell>
          <table:table-cell table:style-name="ce15" office:value-type="string" calcext:value-type="string">
            <text:p>Forest Arrangemen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Lowlands were not sufficiently forested. Distribution of trees equal across all elevations up to 6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6.A</text:p>
          </table:table-cell>
          <table:table-cell table:style-name="ce15"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wo cows and five geese to allow standard food for starting dark age, since no boars are present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6.B</text:p>
          </table:table-cell>
          <table:table-cell table:style-name="ce15" office:value-type="string" calcext:value-type="string">
            <text:p>Neutral Units/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Compliant for all formats. Exception requested for map size override so players play on slightly larger maps due to island size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4" office:value-type="string" calcext:value-type="string">
            <text:p>30 tiles feels like too much given the land constraints and heavy forests. All ‘neutral’ resources have been scripted to start not less than 25 tiles away from a TC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93"/>
          <table:table-cell/>
          <table:table-cell table:style-name="ce110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2"/>
          <table:table-cell table:style-name="ce12" table:formula="of:=COUNTIF([.$D$8:.$D$75];[.A79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79])" office:value-type="float" office:value="51" calcext:value-type="float" table:number-columns-spanned="2" table:number-rows-spanned="1">
            <text:p>51</text:p>
          </table:table-cell>
          <table:covered-table-cell table:style-name="ce52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2"/>
          <table:table-cell table:style-name="ce12" table:formula="of:=COUNTIF([.$D$8:.$D$75];[.A80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0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2"/>
          <table:table-cell table:style-name="ce12" table:formula="of:=COUNTIF([.$D$8:.$D$75];[.A81])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12" table:formula="of:=COUNTIF([.$F$8:.$F$75];[.A81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2"/>
          <table:table-cell table:style-name="ce12" table:formula="of:=COUNTIF([.$D$8:.$D$75];[.A82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2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2"/>
          <table:table-cell table:style-name="ce12" table:formula="of:=COUNTIF([.$D$8:.$D$75];[.A83])" office:value-type="float" office:value="43" calcext:value-type="float" table:number-columns-spanned="2" table:number-rows-spanned="1">
            <text:p>43</text:p>
          </table:table-cell>
          <table:covered-table-cell table:style-name="ce52"/>
          <table:table-cell table:style-name="ce12" table:formula="of:=COUNTIF([.$F$8:.$F$75];[.A83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2"/>
          <table:table-cell table:style-name="ce12" table:formula="of:=COUNTIF([.$D$8:.$D$75];[.A84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4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calcext:conditional-formats>
          <calcext:conditional-format calcext:target-range-address="'DATE (YY-MM-DD)'.F75:'DATE (YY-MM-DD)'.F75 'DATE (YY-MM-DD)'.D75:'DATE (YY-MM-DD)'.D75 'DATE (YY-MM-DD)'.D73:'DATE (YY-MM-DD)'.D73 'DATE (YY-MM-DD)'.F73:'DATE (YY-MM-DD)'.F73 'DATE (YY-MM-DD)'.D71:'DATE (YY-MM-DD)'.D71 'DATE (YY-MM-DD)'.F71:'DATE (YY-MM-DD)'.F71 'DATE (YY-MM-DD)'.D69:'DATE (YY-MM-DD)'.D69 'DATE (YY-MM-DD)'.F69:'DATE (YY-MM-DD)'.F69 'DATE (YY-MM-DD)'.D60:'DATE (YY-MM-DD)'.D67 'DATE (YY-MM-DD)'.F60:'DATE (YY-MM-DD)'.F67 'DATE (YY-MM-DD)'.D56:'DATE (YY-MM-DD)'.D58 'DATE (YY-MM-DD)'.F56:'DATE (YY-MM-DD)'.F58 'DATE (YY-MM-DD)'.D53:'DATE (YY-MM-DD)'.D54 'DATE (YY-MM-DD)'.F53:'DATE (YY-MM-DD)'.F54 'DATE (YY-MM-DD)'.D51:'DATE (YY-MM-DD)'.D51 'DATE (YY-MM-DD)'.F51:'DATE (YY-MM-DD)'.F51 'DATE (YY-MM-DD)'.D46:'DATE (YY-MM-DD)'.D49 'DATE (YY-MM-DD)'.F46:'DATE (YY-MM-DD)'.F49 'DATE (YY-MM-DD)'.D41:'DATE (YY-MM-DD)'.D44 'DATE (YY-MM-DD)'.F41:'DATE (YY-MM-DD)'.F44 'DATE (YY-MM-DD)'.D39:'DATE (YY-MM-DD)'.D39 'DATE (YY-MM-DD)'.F39:'DATE (YY-MM-DD)'.F39 'DATE (YY-MM-DD)'.D35:'DATE (YY-MM-DD)'.D37 'DATE (YY-MM-DD)'.F35:'DATE (YY-MM-DD)'.F37 'DATE (YY-MM-DD)'.F8:'DATE (YY-MM-DD)'.F32 'DATE (YY-MM-DD)'.D8:'DATE (YY-MM-DD)'.D32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31T21:46:47.222000000</dc:date>
    <meta:editing-duration>P2DT15H52M22S</meta:editing-duration>
    <meta:editing-cycles>176</meta:editing-cycles>
    <meta:generator>LibreOffice/24.2.5.2$Windows_X86_64 LibreOffice_project/bffef4ea93e59bebbeaf7f431bb02b1a39ee8a59</meta:generator>
    <meta:document-statistic meta:table-count="1" meta:cell-count="253" meta:object-count="0"/>
  </office:meta>
</office:document-meta>
</file>